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6b0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chatgpt.com/share/678a64cc-7de4-8003-b983-ec03f9c25be5" text:style-name="Internet_20_link" text:visited-style-name="Visited_20_Internet_20_Link">https://chatgpt.com/share/678a64cc-7de4-8003-b983-ec03f9c25be5</text:a> <text:s/>//<text:span text:style-name="T1">examen con chat gp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15:11:42.212309577</meta:creation-date>
    <dc:date>2025-01-17T15:12:38.397432953</dc:date>
    <meta:editing-duration>PT1M</meta:editing-duration>
    <meta:editing-cycles>1</meta:editing-cycles>
    <meta:document-statistic meta:table-count="0" meta:image-count="0" meta:object-count="0" meta:page-count="1" meta:paragraph-count="1" meta:word-count="5" meta:character-count="85" meta:non-whitespace-character-count="80"/>
    <meta:generator>LibreOffice/7.3.7.2$Linux_X86_64 LibreOffice_project/30$Build-2</meta:generator>
  </office:meta>
</office:document-meta>
</file>